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officeooo:rsid="000618d1" officeooo:paragraph-rsid="000618d1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5pt" officeooo:rsid="000618d1" officeooo:paragraph-rsid="000618d1" style:font-size-asian="15pt" style:font-size-complex="15pt"/>
    </style:style>
    <style:style style:name="P3" style:family="paragraph" style:parent-style-name="Text_20_body">
      <style:text-properties style:font-name="Times New Roman" officeooo:rsid="0006fc9f" officeooo:paragraph-rsid="0006fc9f"/>
    </style:style>
    <style:style style:name="P4" style:family="paragraph" style:parent-style-name="Text_20_body">
      <style:text-properties officeooo:rsid="0006fc9f" officeooo:paragraph-rsid="0006fc9f"/>
    </style:style>
    <style:style style:name="P5" style:family="paragraph" style:parent-style-name="Text_20_body">
      <style:paragraph-properties fo:text-align="center" style:justify-single-word="false" fo:break-before="page"/>
      <style:text-properties style:font-name="Times New Roman" officeooo:rsid="000618d1" officeooo:paragraph-rsid="000618d1"/>
    </style:style>
    <style:style style:name="P6" style:family="paragraph" style:parent-style-name="Title">
      <style:text-properties style:font-name="Times New Roman" officeooo:rsid="000618d1" officeooo:paragraph-rsid="000618d1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text-properties officeooo:rsid="00082a0b" officeooo:paragraph-rsid="00082a0b"/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>Abschlussprüfung Winter 2016</text:p>
      <text:p text:style-name="P1"/>
      <text:p text:style-name="P1"/>
      <text:p text:style-name="P1">zum</text:p>
      <text:p text:style-name="P1"/>
      <text:p text:style-name="P2">Mathematisch-technischen Softwareentwickler</text:p>
      <text:p text:style-name="P2"/>
      <text:p text:style-name="P1">von</text:p>
      <text:p text:style-name="P1"/>
      <text:p text:style-name="P2">Rocco Hermes</text:p>
      <text:p text:style-name="P2"/>
      <text:p text:style-name="P1">Azubi-Identnummer </text:p>
      <text:p text:style-name="P1">Prüflingsnummer 15514430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0"><text:a xlink:type="simple" xlink:href="#__RefHeading__213_1780422654" text:style-name="Index_20_Link" text:visited-style-name="Index_20_Link">1 Einleitung<text:tab/>3</text:a></text:p>
          <text:p text:style-name="P9"><text:a xlink:type="simple" xlink:href="#__RefHeading__215_1780422654" text:style-name="Index_20_Link" text:visited-style-name="Index_20_Link">1.1 Leseanleitung<text:tab/>3</text:a></text:p>
          <text:p text:style-name="P9"><text:a xlink:type="simple" xlink:href="#__RefHeading__217_1780422654" text:style-name="Index_20_Link" text:visited-style-name="Index_20_Link">1.2 Aufgabenstellung<text:tab/>3</text:a></text:p>
        </text:index-body>
      </text:table-of-content>
      <text:p text:style-name="P4"/>
      <text:h text:style-name="P7" text:outline-level="1"><text:bookmark-start text:name="__RefHeading__213_1780422654"/>1 Einleitung<text:bookmark-end text:name="__RefHeading__213_1780422654"/></text:h>
      <text:p text:style-name="P4"><text:span text:style-name="T1">Diese Arbeit ist im Rahmen der Abschlussprüfung im Winter 2016 zum Mathematisch-technischen Softwareentwickler entstanden. Die Bearbeitung fand im Ausbildungsbetrieb genua mbh, Domagkstraße 7, 85551 Kirchheim bei München statt.</text:span></text:p>
      <text:p text:style-name="P3">Das Programm wurde mit der Programmiersprache Ruby entwickelt. Ruby ist eine Scriptsprache, wird also nicht kompiliert und dann ausgeführt, sondern von einem Interpreter eingelesen und dann Zeile für Zeile abgearbeitet.</text:p>
      <text:h text:style-name="P8" text:outline-level="2"><text:bookmark-start text:name="__RefHeading__215_1780422654"/>1.1 Leseanleitung<text:bookmark-end text:name="__RefHeading__215_1780422654"/></text:h>
      <text:h text:style-name="P8" text:outline-level="2"><text:bookmark-start text:name="__RefHeading__217_1780422654"/>1.2 Aufgabenstellung<text:bookmark-end text:name="__RefHeading__217_178042265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1in" fo:margin-bottom="0.1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1in" fo:margin-bottom="0.05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2:31:45.840655077</meta:creation-date>
    <dc:date>2016-11-27T13:02:34.128927980</dc:date>
    <meta:editing-duration>PT19M4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3" meta:paragraph-count="16" meta:word-count="86" meta:character-count="699" meta:non-whitespace-character-count="628"/>
  </office:meta>
</office:document-meta>
</file>